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33cm"/>
    </style:style>
    <style:style style:name="co4" style:family="table-column">
      <style:table-column-properties fo:break-before="auto" style:column-width="6.747cm"/>
    </style:style>
    <style:style style:name="co5" style:family="table-column">
      <style:table-column-properties fo:break-before="auto" style:column-width="6.641cm"/>
    </style:style>
    <style:style style:name="co6" style:family="table-column">
      <style:table-column-properties fo:break-before="auto" style:column-width="6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fo:wrap-option="wrap" fo:border="0.06pt solid #000000"/>
      <style:text-properties style:use-window-font-color="true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table table:name="学习进度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Default"/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何茹茹</text:p>
          </table:table-cell>
          <table:table-cell table:style-name="ce2" office:value-type="string" calcext:value-type="string">
            <text:p>宁燕燕</text:p>
          </table:table-cell>
          <table:table-cell table:style-name="ce2" office:value-type="string" calcext:value-type="string">
            <text:p>乐歌</text:p>
          </table:table-cell>
          <table:table-cell table:style-name="ce2" office:value-type="string" calcext:value-type="string">
            <text:p>赵基甸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4-03-11" calcext:value-type="date">
            <text:p>2024/3/11</text:p>
          </table:table-cell>
          <table:table-cell office:value-type="string" calcext:value-type="string">
            <text:p>测试111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24-03-12" calcext:value-type="date">
            <text:p>2024/3/12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13" calcext:value-type="date">
            <text:p>2024/3/13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14" calcext:value-type="date">
            <text:p>2024/3/14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15" calcext:value-type="date">
            <text:p>2024/3/15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16" calcext:value-type="date">
            <text:p>2024/3/16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17" calcext:value-type="date">
            <text:p>2024/3/17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18" calcext:value-type="date">
            <text:p>2024/3/18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19" calcext:value-type="date">
            <text:p>2024/3/19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20" calcext:value-type="date">
            <text:p>2024/3/20</text:p>
          </table:table-cell>
          <table:table-cell table:number-columns-repeated="7"/>
        </table:table-row>
        <table:table-row table:style-name="ro2">
          <table:table-cell/>
          <table:table-cell office:value-type="date" office:date-value="2024-03-21" calcext:value-type="date">
            <text:p>2024/3/21</text:p>
          </table:table-cell>
          <table:table-cell table:style-name="ce9" office:value-type="string" calcext:value-type="string">
            <text:p>测试</text:p>
          </table:table-cell>
          <table:table-cell table:number-columns-repeated="5"/>
          <table:table-cell table:style-name="ce10"/>
        </table:table-row>
        <table:table-row table:style-name="ro1">
          <table:table-cell/>
          <table:table-cell office:value-type="date" office:date-value="2024-03-22" calcext:value-type="date">
            <text:p>2024/3/22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23" calcext:value-type="date">
            <text:p>2024/3/23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24" calcext:value-type="date">
            <text:p>2024/3/24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25" calcext:value-type="date">
            <text:p>2024/3/25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26" calcext:value-type="date">
            <text:p>2024/3/26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27" calcext:value-type="date">
            <text:p>2024/3/27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28" calcext:value-type="date">
            <text:p>2024/3/28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29" calcext:value-type="date">
            <text:p>2024/3/29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30" calcext:value-type="date">
            <text:p>2024/3/30</text:p>
          </table:table-cell>
          <table:table-cell table:number-columns-repeated="7"/>
        </table:table-row>
        <table:table-row table:style-name="ro1">
          <table:table-cell/>
          <table:table-cell office:value-type="date" office:date-value="2024-03-31" calcext:value-type="date">
            <text:p>2024/3/3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00/00/00</text:date>, <text:time style:data-style-name="N2" text:time-value="03:28:21.283373954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3.05.9.2$Linux_AARCH64 LibreOffice_project/3f7a66d69aa47b63b3247266ebf706d63e92b50b</meta:generator>
    <dc:date>2024-03-21T03:29:40.690840784</dc:date>
    <meta:editing-duration>PT7M26S</meta:editing-duration>
    <meta:editing-cycles>3</meta:editing-cycles>
    <meta:document-statistic meta:table-count="1" meta:cell-count="28" meta:object-count="0"/>
  </office:meta>
</office:document-meta>
</file>